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8cm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2" style:family="paragraph" style:parent-style-name="Standard">
      <style:paragraph-properties style:line-height-at-least="0.508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" style:family="paragraph" style:parent-style-name="Standard">
      <style:paragraph-properties style:line-height-at-least="0.508cm"/>
      <style:text-properties fo:color="#000000" loext:opacity="100%" fo:font-size="14pt" fo:background-color="#ffffff" style:font-size-asian="14pt" style:font-size-complex="14pt"/>
    </style:style>
    <style:style style:name="P4" style:family="paragraph" style:parent-style-name="Standard">
      <style:paragraph-properties style:line-height-at-least="0.508cm"/>
      <style:text-properties fo:color="#008000" loext:opacity="100%" fo:font-size="14pt" fo:background-color="#ffffff" style:font-size-asian="14pt" style:font-size-complex="14pt"/>
    </style:style>
    <style:style style:name="P5" style:family="paragraph" style:parent-style-name="Standard">
      <style:paragraph-properties style:line-height-at-least="0.508cm"/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80808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Consolas" fo:font-size="10.8000001907349pt" fo:font-weight="normal"/>
    </style:style>
    <style:style style:name="T4" style:family="text">
      <style:text-properties fo:color="#0000ff" loext:opacity="100%" style:font-name="Consolas" fo:font-weight="normal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Consolas" fo:font-size="10.8000001907349pt" fo:font-weight="normal"/>
    </style:style>
    <style:style style:name="T7" style:family="text">
      <style:text-properties fo:color="#a31515" loext:opacity="100%" style:font-name="Consolas" fo:font-weight="normal"/>
    </style:style>
    <style:style style:name="T8" style:family="text">
      <style:text-properties fo:color="#bd63c5" loext:opacity="100%"/>
    </style:style>
    <style:style style:name="T9" style:family="text">
      <style:text-properties fo:color="#bd63c5" loext:opacity="100%" style:font-name="Consolas" fo:font-size="10.8000001907349pt" fo:font-weight="normal"/>
    </style:style>
    <style:style style:name="T10" style:family="text">
      <style:text-properties fo:color="#bd63c5" loext:opacity="100%" style:font-name="Consolas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size="10.8000001907349pt" fo:font-weight="normal"/>
    </style:style>
    <style:style style:name="T13" style:family="text">
      <style:text-properties fo:color="#008000" loext:opacity="100%" style:font-name="Consolas" fo:font-size="10.8000001907349pt" fo:font-weight="normal"/>
    </style:style>
    <style:style style:name="T14" style:family="text">
      <style:text-properties fo:color="#008000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5">&lt;stdio.h&gt;</text:span></text:p>
      <text:p text:style-name="P2"><text:span text:style-name="T1">#include</text:span><text:span text:style-name="T2"> </text:span><text:span text:style-name="T5">&lt;stdlib.h&gt;</text:span></text:p>
      <text:p text:style-name="P2"><text:span text:style-name="T1">#define</text:span><text:span text:style-name="T2"> </text:span><text:span text:style-name="T8">MAXSIZE</text:span><text:span text:style-name="T2"> </text:span>10</text:p>
      <text:p text:style-name="P5"/>
      <text:p text:style-name="P2"><text:span text:style-name="T2">void</text:span> main()</text:p>
      <text:p text:style-name="P2">{</text:p>
      <text:p text:style-name="P3">  <text:span text:style-name="T4">int</text:span><text:span text:style-name="T11"> a[</text:span><text:span text:style-name="T10">MAXSIZE</text:span><text:span text:style-name="T11">];</text:span></text:p>
      <text:p text:style-name="P3">  <text:span text:style-name="T4">int</text:span><text:span text:style-name="T11"> i, N, power;</text:span></text:p>
      <text:p text:style-name="P3">  <text:span text:style-name="T4">float</text:span><text:span text:style-name="T11"> x, polySum;</text:span></text:p>
      <text:p text:style-name="P3">  <text:span text:style-name="T11">printf(</text:span><text:span text:style-name="T7">"Enter the order of the polynomial\n"</text:span><text:span text:style-name="T11">);</text:span><text:span text:style-name="T14"> /* enter order of polynomial */</text:span></text:p>
      <text:p text:style-name="P3">  <text:span text:style-name="T11">scanf(</text:span><text:span text:style-name="T7">"%d"</text:span><text:span text:style-name="T11">, &amp; N);</text:span></text:p>
      <text:p text:style-name="P3">  <text:span text:style-name="T11">printf(</text:span><text:span text:style-name="T7">"Enter the value of x\n"</text:span><text:span text:style-name="T11">);</text:span><text:span text:style-name="T14"> /* value of x */</text:span></text:p>
      <text:p text:style-name="P3">  <text:span text:style-name="T11">scanf(</text:span><text:span text:style-name="T7">"%f"</text:span><text:span text:style-name="T11">, &amp; x);</text:span></text:p>
      <text:p text:style-name="P5"/>
      <text:p text:style-name="P4">  <text:span text:style-name="T11">/*Read the coefficients into an array*/</text:span></text:p>
      <text:p text:style-name="P5"/>
      <text:p text:style-name="P3">  <text:span text:style-name="T11">printf(</text:span><text:span text:style-name="T7">"Enter %d coefficients\n"</text:span><text:span text:style-name="T11">, N + 1);</text:span></text:p>
      <text:p text:style-name="P3">  <text:span text:style-name="T4">for</text:span><text:span text:style-name="T11"> (i = 0; i &lt;= N; i++) {</text:span></text:p>
      <text:p text:style-name="P3">    <text:span text:style-name="T11">scanf(</text:span><text:span text:style-name="T7">"%d"</text:span><text:span text:style-name="T11">, &amp; a[i]);</text:span></text:p>
      <text:p text:style-name="P3">  <text:span text:style-name="T11">}</text:span></text:p>
      <text:p text:style-name="P3">  <text:span text:style-name="T11">polySum = a[0];</text:span></text:p>
      <text:p text:style-name="P3">  <text:span text:style-name="T4">for</text:span><text:span text:style-name="T11"> (i = 1; i &lt;= N; i++) {</text:span></text:p>
      <text:p text:style-name="P3">    <text:span text:style-name="T11">polySum = polySum * x + a[i];</text:span><text:span text:style-name="T14"> /* calculating the polysum  */</text:span></text:p>
      <text:p text:style-name="P3">  <text:span text:style-name="T11">}</text:span></text:p>
      <text:p text:style-name="P2">power = N;</text:p>
      <text:p text:style-name="P3"> </text:p>
      <text:p text:style-name="P3">    <text:span text:style-name="T11">printf(</text:span><text:span text:style-name="T7">"Given polynomial is: \n"</text:span><text:span text:style-name="T11">);</text:span></text:p>
      <text:p text:style-name="P3">    <text:span text:style-name="T4">for</text:span><text:span text:style-name="T11"> (i = 0; i &lt;= N; i++)</text:span></text:p>
      <text:p text:style-name="P3">    <text:span text:style-name="T11">{</text:span></text:p>
      <text:p text:style-name="P3">        <text:span text:style-name="T4">if</text:span><text:span text:style-name="T11"> (power &lt; 0)</text:span></text:p>
      <text:p text:style-name="P3">        <text:span text:style-name="T11">{</text:span></text:p>
      <text:p text:style-name="P3">            <text:span text:style-name="T4">break</text:span><text:span text:style-name="T11">;</text:span></text:p>
      <text:p text:style-name="P3">        <text:span text:style-name="T11">}</text:span></text:p>
      <text:p text:style-name="P4">        <text:span text:style-name="T11">/*  displaying polynomial  */</text:span></text:p>
      <text:p text:style-name="P3">        <text:span text:style-name="T4">if</text:span><text:span text:style-name="T11"> (a[i] &gt; 0 &amp; i!=0)</text:span></text:p>
      <text:p text:style-name="P3">            <text:span text:style-name="T11">printf(</text:span><text:span text:style-name="T7">" + "</text:span><text:span text:style-name="T11">);</text:span></text:p>
      <text:p text:style-name="P3">        <text:span text:style-name="T4">else</text:span><text:span text:style-name="T11"> </text:span><text:span text:style-name="T4">if</text:span><text:span text:style-name="T11"> (a[i] &lt; 0)</text:span></text:p>
      <text:p text:style-name="P3">            <text:span text:style-name="T11">printf(</text:span><text:span text:style-name="T7">" - "</text:span><text:span text:style-name="T11">);</text:span></text:p>
      <text:p text:style-name="P3">        <text:span text:style-name="T4">else</text:span></text:p>
      <text:p text:style-name="P3">            <text:span text:style-name="T11">printf(</text:span><text:span text:style-name="T7">" "</text:span><text:span text:style-name="T11">);</text:span></text:p>
      <text:p text:style-name="P3">        <text:span text:style-name="T11">printf(</text:span><text:span text:style-name="T7">"%dx^%d  "</text:span><text:span text:style-name="T11">, abs(a[i]), power--);</text:span></text:p>
      <text:p text:style-name="P3">  <text:span text:style-name="T11">}</text:span></text:p>
      <text:p text:style-name="P3"><text:soft-page-break/>  <text:span text:style-name="T11">printf(</text:span><text:span text:style-name="T7">"\nSum of the polynomial = %6.2f\n"</text:span><text:span text:style-name="T11">, polySum);</text:span><text:span text:style-name="T14"> /* displays the sum */</text:span></text:p>
      <text:p text:style-name="P2">}</text:p>
      <text:p text:style-name="P5"/>
      <text:p text:style-name="P3">                                      </text:p>
      <text:p text:style-name="P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29:07.235000000</meta:creation-date>
    <dc:date>2022-10-04T10:43:12.803000000</dc:date>
    <meta:editing-duration>PT12M41S</meta:editing-duration>
    <meta:editing-cycles>1</meta:editing-cycles>
    <meta:document-statistic meta:table-count="0" meta:image-count="0" meta:object-count="0" meta:page-count="2" meta:paragraph-count="42" meta:word-count="163" meta:character-count="1028" meta:non-whitespace-character-count="699"/>
    <meta:generator>LibreOffice/7.3.5.2$Windows_X86_64 LibreOffice_project/184fe81b8c8c30d8b5082578aee2fed2ea847c01</meta:generator>
  </office:meta>
</office:document-meta>
</file>